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7"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style>
    <style:style style:name="P28"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style:font-size-asian="23pt" style:font-size-complex="23pt"/>
    </style:style>
    <style:style style:name="T2" style:family="text">
      <style:text-properties fo:font-size="17pt" style:font-size-asian="17pt" style:font-size-complex="17pt"/>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f8kt9l53033s"/><text:span text:style-name="T1">Chapter 2 : Fingerprint Feature Extraction Using Transformers</text:span></text:p>
      <text:p text:style-name="P28"><text:bookmark text:name="_smu6kgu6ejq7"/><text:span text:style-name="T2">Fingerprint Pattern Characteristics and Feature Hierarchy</text:span></text:p>
      <text:p text:style-name="P1">Fingerprint recognition has been a cornerstone of biometrics for over a century, and its success lies in the rich hierarchical features present in fingerprint patterns. Understanding these features is essential before we explore how transformers can extract and utilize them. Fingerprint features are commonly categorized into three levels (NSTC standard):</text:p>
      <text:list xml:id="list1195981309" text:style-name="WWNum3">
        <text:list-item>
          <text:p text:style-name="P2">Level 1 – Global Pattern: This refers to the overall ridge flow and pattern class of the fingerprint. Classic categories include loops, whorls, and arches (Henry’s classification). At this level, one looks at the orientation field (flow of ridges across the finger) and singular points like the core (center of a loop/whorl) and delta (triangular junction of ridges). Level 1 features can be used to broadly classify or index fingerprints (e.g., for database retrieval) but are not sufficiently distinctive for unique identification by themselves. They are, however, invariant under certain conditions (e.g., a loop remains a loop regardless of minor abrasion on the finger) and thus provide a stable global reference.<text:line-break/></text:p>
        </text:list-item>
      </text:list>
      <text:p text:style-name="P1"><text:tab/><text:tab/><text:tab/><text:tab/><text:tab/><text:tab/>Figure of a Fingerprint</text:p>
      <text:p text:style-name="P1"/>
      <text:list xml:id="list100244618780689" text:continue-numbering="true" text:style-name="WWNum3">
        <text:list-item>
          <text:p text:style-name="P3">Level 2 – Minutiae Points: These are the small details of ridge structures, primarily ridge endings (where a ridge suddenly terminates) and ridge bifurcations (where a ridge splits into two). Minutiae are the most widely used features in automated fingerprint recognition – each fingerprint has dozens of minutiae points with unique configuration. The relative position and orientation of minutiae (often represented as a set of points with (x,y) coordinates and angle) form a discriminative fingerprint representation. Matchers like those used by AFIS (Automated Fingerprint Identification Systems) rely heavily on minutiae. In forensic terms, a match is traditionally established by a sufficient number of minutiae correspondences. Minutiae are considered very distinctive: even identical twins have different minutiae configurations. However, minutiae can be missed or spurious depending on fingerprint quality (e.g., a cut or a smudge can create false endings or hide real ones).<text:line-break/></text:p>
        </text:list-item>
        <text:list-item>
          <text:p text:style-name="P12">Level 3 – Ridge Attributes: This includes extremely fine details such as the shape of ridge edges, pores (sweat pores along the ridges), incipient ridges, scars, and other permanent imperfections. These features carry additional discriminatory power (especially in high-resolution scans &gt;1000 dpi) but are often not captured or not reliable in standard sensors. Level 3 features are used in forensic analysis with high-quality prints (e.g., to testify that two prints are from the same finger when many Level 3 features line up). They are usually not employed in large-scale automated systems due to capture difficulty and template size concerns.<text:line-break/></text:p>
        </text:list-item>
      </text:list>
      <text:p text:style-name="P1">Most automated systems focus on Level 2 minutiae, sometimes augmented by Level 1 (for alignment or coarse matching). For instance, an AFIS might first use a global pattern to narrow down candidates, then do a minutiae match. The hierarchical nature means that a good fingerprint representation might incorporate multiple levels: global context to know overall alignment and region of interest, and local minutiae details for fine discrimination.</text:p>
      <text:p text:style-name="P1">When it comes to transformers, this hierarchy translates into multiple scales of information the model should capture. A transformer-based fingerprint feature extractor should ideally represent:</text:p>
      <text:list xml:id="list1434886042" text:style-name="WWNum7">
        <text:list-item>
          <text:p text:style-name="P4">The global ridge flow (to understand the fingerprint’s pose and general pattern).<text:line-break/></text:p>
        </text:list-item>
        <text:list-item>
          <text:p text:style-name="P21">The minutiae configuration (to nail down the unique identity).<text:line-break/></text:p>
        </text:list-item>
        <text:list-item>
          <text:p text:style-name="P13">Possibly some local ridge texture (if available, to help in very difficult matches or to provide interpretability at a forensic level).<text:line-break/></text:p>
        </text:list-item>
      </text:list>
      <text:p text:style-name="P1">Traditional CNN approaches have attempted to learn fingerprint features (including minutiae) by sliding windows or by segmentation of minutiae patches. However, CNNs might struggle to simultaneously ensure global coherence (two distant minutiae being part of the same ridge chain, for example) because of their local nature. Transformers, however, with self-attention, can potentially learn a representation that encodes minutiae in relation to the global fingerprint. Before diving into how exactly transformers do this, let’s consider how we input fingerprint data to a transformer.</text:p>
      <text:p text:style-name="P28"><text:bookmark text:name="_yeu1le1wwkvu"/><text:span text:style-name="T2">How Transformers Analyze Ridge Structures Using Tokenization</text:span></text:p>
      <text:p text:style-name="P1">Applying a transformer to fingerprint images requires defining an appropriate <text:span text:style-name="T3">tokenization</text:span>: how do we break the fingerprint’s raw data into “tokens” that the transformer can attend to? Two main approaches exist:</text:p>
      <text:list xml:id="list3242058048" text:style-name="WWNum4">
        <text:list-item>
          <text:p text:style-name="P5">Patch-based tokenization (ViT-style): Treat the fingerprint image as a 2D signal and divide it into fixed-size patches, then flatten each patch to a vector and project to an embedding. For example, a fingerprint image of size 256x256 pixels could be divided into 16x16 patches of 16x16 pixels each, yielding 256 patches. Each patch is like a token that contains local ridge information. Positional encodings (2D) are added to retain spatial context. The transformer will then operate over this sequence of 256 patch tokens. This is analogous to how ViT processes general images. Each patch may contain partial ridge curves or fragments of minutiae; it’s the transformer’s job to aggregate these into meaningful global features.<text:line-break/></text:p>
        </text:list-item>
        <text:list-item>
          <text:p text:style-name="P14">Keypoint-based tokenization (minutiae as tokens): Alternatively, one could perform a detection of minutiae points first, and then feed a list of minutiae descriptors into a transformer. In this scheme, each token could be a learned descriptor of a local patch around a minutia or other salient point. Positional information could be encoded by, say, appending the (x,y) coordinates (after normalization) into the token embedding or using a learned position embedding specific to minutiae positions. The transformer would then process this set of minutia tokens to produce a fingerprint embedding. This approach is closer to how humans interpret fingerprints (by focusing on minutiae), but it requires a reliable minutiae detector as a pre-processing step, and it makes the input size variable (different fingers have different counts of minutiae).<text:line-break/></text:p>
        </text:list-item>
      </text:list>
      <text:p text:style-name="P1">The most common approach in recent research is patch-based tokenization, because it allows the model to learn features without explicit minutiae detection, and it fits the mold of ViT, which has proven successful [10]. The patch-based method has the advantage that the model can, in principle, learn to identify minutiae on its own within the patches, while also capturing non-minutia texture useful for orientation fields or ridge continuity. This method was used, for example, by Grosz et al. (2022) in their Minutiae-guided ViT, where they still input patches but then guided the model toward minutiae features during training [11].</text:p>
      <text:p text:style-name="P1">Why is tokenization crucial? Because transformers expect a sequence input, and how we split the fingerprint will influence what the model can learn:</text:p>
      <text:list xml:id="list3095580489" text:style-name="WWNum1">
        <text:list-item>
          <text:p text:style-name="P6">If the patch size is too large, each token might mix many different ridge structures and minutiae, making it hard for attention to isolate meaningful parts.<text:line-break/></text:p>
        </text:list-item>
        <text:list-item>
          <text:p text:style-name="P15">If the patch size is too small, you get too many tokens (very long sequences), which is computationally heavy, and each token might carry too little context (e.g., a patch that is 4x4 pixels might just be a tiny curve fragment with ambiguous orientation).<text:line-break/> A balanced choice is needed (often patch sizes like 8x8 or 16x16 for fingerprints around 256x256 resolution are used in practice).<text:line-break/></text:p>
        </text:list-item>
      </text:list>
      <text:p text:style-name="P1">When tokenization is done, the transformer analyzes ridge structures by comparing these tokens. For instance, consider two tokens corresponding to two patches of ridge lines: if they belong to the same continuous ridge (just split by the patch boundary), an ideal transformer attention head could give a high attention weight between those tokens, effectively stitching the ridge together in the latent representation. Another head might focus on tokens that potentially contain minutiae; e.g., a token where a ridge ends might attend to tokens in the neighborhood to gather context about that ending. Thus, through self-attention, the model can learn to aggregate local ridge evidence into global ridge trajectories and to aggregate minutiae evidence into a consistent configuration.</text:p>
      <text:p text:style-name="P1">One can draw an analogy: the transformer is treating the fingerprint as a puzzle and attention is figuring out how pieces (tokens) relate – assembling the ridges and aligning minutiae patterns in the process. This global assembly is something CNNs do only implicitly and locally, often requiring many layers; a transformer can do it in fewer layers by direct token-to-token interactions.</text:p>
      <text:p text:style-name="P28"><text:bookmark text:name="_fu8lf3h32vjr"/><text:span text:style-name="T2">Hybrid CNN–Transformer Architectures for Fingerprint Processing</text:span></text:p>
      <text:p text:style-name="P1"><text:soft-page-break/>Despite the power of pure transformers, many state-of-the-art approaches for fingerprint recognition use a hybrid architecture combining CNNs and transformers. The rationale is to get the best of both worlds: CNNs excel at low-level feature extraction (they can efficiently detect edges, textures, and simple patterns), whereas transformers shine in high-level reasoning and long-range dependencies. A hybrid model typically looks like this:</text:p>
      <text:list xml:id="list1957046466" text:style-name="WWNum9">
        <text:list-item>
          <text:p text:style-name="P7">Stage 1: CNN feature extractor. The fingerprint image is first passed through a few convolutional layers (or a full-fledged CNN like ResNet) to produce a feature map. This transforms raw pixels into a set of feature maps that highlight various ridge patterns, minutiae hints, etc. The CNN essentially acts as a learned feature embedding, possibly reducing the spatial size (via pooling/striding) so that the sequence length for the transformer is reduced.<text:line-break/></text:p>
        </text:list-item>
        <text:list-item>
          <text:p text:style-name="P22">Stage 2: Tokenization of CNN feature map. Instead of raw image patches, we now treat patches (or pixels) of the CNN feature map as tokens. For example, if the CNN produces a 32x32 spatial map with 64 feature channels, each spatial location (32x32 = 1024 locations) can be a token represented by a 64-D feature vector. This sequence of 1024 tokens (if unaltered) is quite long, so often the feature map might be further patchified (e.g., take 2x2 groups to form 256 tokens). We also add positional encodings so the transformer knows the coordinate of each token in the feature map.<text:line-break/></text:p>
        </text:list-item>
        <text:list-item>
          <text:p text:style-name="P22">Stage 3: Transformer encoder. The tokens are fed through transformer layers which model global relations among them. The transformer can modify these feature embeddings by mixing information globally. For example, it can learn to concentrate information from all tokens that lie on the same physical ridge into one of those tokens, creating a more coherent representation of that ridge.<text:line-break/></text:p>
        </text:list-item>
        <text:list-item>
          <text:p text:style-name="P16">Stage 4: Output head. The output of the transformer can be used in different ways: one approach is to take a special classification token that represents the entire fingerprint and then apply a fully connected layer to produce an embedding vector (a fixed-length fingerprint template). Another approach is to take the set of output token embeddings and use some aggregation (like global average or a secondary stage to pick top responses). In some hybrid designs aimed at minutiae, the transformer might even output something like heatmaps for minutiae or refined feature maps which are then processed by a decoder.<text:line-break/></text:p>
        </text:list-item>
      </text:list>
      <text:p text:style-name="P1">Researchers Luo et al. (2023) introduced FVCT (Finger Vein CNN-Transformer), which is analogous to what we want for fingerprints: they argue CNNs are good for local feature extraction, but fail to capture the global topology of vein patterns, whereas transformers capture global features but may miss fine local details. Their solution was to combine the two: CNN for local, transformer for global, and a fusion module to merge multi-scale features. The same logic applies to fingerprints: a CNN can detect local ridge segments and minutiae reliably (local consistency), and then a transformer can ensure that these pieces make sense globally (e.g., which minutiae pairs could correspond to the same ridge, or ensuring the orientation field is smooth across the image). In hybrid designs, the CNN also often reduces noise and does contrast enhancement (like fingerprint thinning or ridge enhancement) implicitly, which can help the transformer focus on the right signals.</text:p>
      <text:p text:style-name="P1">Hybrid models have yielded strong results. For instance, in the Minutiae-Guided ViT (MG-ViT) by Grosz et al., they used a CNN (a ResNet) to produce initial feature maps and a ViT to produce a fixed-length embedding, and they showed that by encouraging the ViT to pay attention to minutiae regions (via a loss that highlighted minutiae features), they improved accuracy of fingerprint matching. Moreover, they found that fusing the embedding from a CNN-only model with the embedding from a ViT model gave near state-of-the-art results, almost reaching parity with a top commercial matcher. This suggests that CNN and Transformer embeddings carry complementary information – CNN might focus more on textural details and very local minutiae positioning, while the Transformer captures broader structures and relationships. By combining them, one can harness both. Indeed, Grosz et al. reported that the fused approach achieved a True Accept Rate of 94.23% @ FAR 0.1% on NIST SD 302, close to the 96.7% of a leading commercial system, and it did so with the advantage of extremely fast matching (because the embeddings are fixed-length and comparison is just a vector distance).</text:p>
      <text:p text:style-name="P1">Another interesting hybrid approach comes from Zhang et al., who proposed a graph-based transformer for minutiae. They construct a graph where minutiae points are nodes, with edges based on neighborhood. A Graph Neural Network combined with transformer-style attention is then used to learn an embedding from that graph. This is conceptually similar to treating each minutia as a token, but includes graph structure a priori. They showed improved matching, especially in scenarios like young children’s fingerprints, where prints are faint and minutiae detection is tricky [14]. The attention mechanism helped to consider multiple cues (minutiae plus graph topology) when matching such challenging prints.</text:p>
      <text:p text:style-name="P1">In summary, hybrid CNN-transformer architectures for fingerprints leverage CNNs for robust local feature extraction and transformers for global context integration. They have proven to be effective, often outperforming either standalone approach. The design principle is clear: use CNN to turn the fingerprint into a set of high-quality tokens (much like how our visual cortex might first extract edges), then use transformer layers to reason about the spatial relations and overall pattern among those tokens (akin to higher-level cognition assembling the fingerprint). This synergy is a promising direction for real-world systems, as it can handle the variability and noise in fingerprints while still using the transformer’s representational power.</text:p>
      <text:p text:style-name="P28"><text:bookmark text:name="_xxm9roa7pio2"/><text:span text:style-name="T2">Attention Across Layers, Coherence, and Dynamic Feature Routing</text:span></text:p>
      <text:p text:style-name="P1">Another aspect of transformers is how the attention patterns evolve across layers when processing a fingerprint. Early layers might attend to very short-range features, whereas later layers exhibit more complex, long-range attention – this creates a form of hierarchical processing that parallels the levels of fingerprint features.</text:p>
      <text:p text:style-name="P1">Attention coherence refers to how consistent the focus of attention is from layer to layer. In a well-trained fingerprint transformer, there tends to be a progression:</text:p>
      <text:list xml:id="list2430656692" text:style-name="WWNum2">
        <text:list-item>
          <text:p text:style-name="P8">In the first few layers, attention heads may act almost like oriented edge detectors or Gabor filters – they attend to very nearby tokens (e.g., within the same local region of ridges). This can be seen as the model learning the basic ridge flow continuity. The attention maps here are often sharp and localized.<text:line-break/></text:p>
        </text:list-item>
        <text:list-item>
          <text:p text:style-name="P23">In middle layers, some heads start broadening their reach. A head might connect ridge segments that are farther apart – for example, linking a ridge ending to a neighboring ridge’s continuation (possibly indicating a false break in the print that needs bridging). Another head might start focusing on areas likely to contain a minutia (like a bifurcation) by attending from that minutia’s token to surrounding tokens to determine the local ridge count (did one ridge split into two?).<text:line-break/></text:p>
        </text:list-item>
        <text:list-item>
          <text:p text:style-name="P17">In the final layers, attention can become quite global. One head might attend from the class token (if used) to <text:span text:style-name="T3">all</text:span> tokens that lie on prominent ridges or around minutiae, essentially aggregating all important evidence for the final fingerprint representation. Another head might be consolidating the overall orientation field by attending to tokens in a regular spatial pattern (ensuring the model encodes how the fingerprint is rotated or oriented as a whole).<text:line-break/></text:p>
        </text:list-item>
      </text:list>
      <text:p text:style-name="P1">Throughout this process, the model maintains coherence in the sense that later layers build on earlier ones – they refine and combine the information. If early layers detected a particular ridge structure, later layers will either carry it forward (attend to it strongly) or possibly even disregard it if another head found that it was not relevant (say, it was a scar or noise). Transformers propagate information in a way that important features persist through layers, often with increasing concentration. For example, if a certain pair of minutiae seems likely to be a distinguishing feature (like a unique constellation), you may find that as you go to deeper layers, those two minutiae tokens become more and more inter-dependent (high mutual attention), effectively creating a coherent representation of that minutiae pair as a single feature in the final embedding.</text:p>
      <text:p text:style-name="P1">The term dynamic feature routing is apt for transformers: unlike CNNs that propagate signals in a fixed grid manner, transformers route information based on data content. In a fingerprint, this means:</text:p>
      <text:list xml:id="list475235507" text:style-name="WWNum6">
        <text:list-item>
          <text:p text:style-name="P9">If a particular ridge is very clear and has many minutiae, the model might route a lot of attention (information) through those tokens, amplifying their contribution.<text:line-break/></text:p>
        </text:list-item>
        <text:list-item>
          <text:p text:style-name="P24">If a region is smudged or blank, the model might route information around it – tokens there won’t get much attention from others, effectively bypassing that area.<text:line-break/></text:p>
        </text:list-item>
        <text:list-item>
          <text:p text:style-name="P18">If two regions are statistically correlated for being the same identity (like two specific minutiae frequently appear in similar relative positions for many training fingerprints of the same finger), the model can learn a routing that always brings those two together in the representation.<text:line-break/></text:p>
        </text:list-item>
      </text:list>
      <text:p text:style-name="P1">In essence, each attention head is like a switchboard that decides which tokens should talk to which other tokens. Across layers, these switches can reroute signals in complex ways, adapting to each input fingerprint. For one fingerprint, Head 3 in Layer 5 might strongly connect token 10 to 50; for another fingerprint, that same head might ignore token 10 and instead connect 50 to 75 – it’s all input-dependent. This dynamic routing is powerful because fingerprints can vary widely (cuts, pressure differences, partial prints), and a static feature extractor might fail in unusual conditions whereas a dynamic one can adjust. For instance, with a partial print, the transformer can still route connections among the visible parts and not waste effort on the missing part (as evidenced by attention skipping over blank regions in partial inputs).</text:p>
      <text:p text:style-name="P1">Another way to view this is through the lens of information theory: each layer’s attention distributes information from one token to others. If we think of each token as carrying some bits of fingerprint information (some about ridges, some about minutiae), the transformer is redistributing these bits among tokens to maximize the overall useful information in the representation. There’s an implicit infomax objective – the network will try to preserve and highlight the information that is most useful for distinguishing fingerprints, while diminishing redundant or noisy information. By the final layer, ideally, the important fingerprint features (the identity-defining minutiae and ridge configurations) have been routed together into the output representation, whereas incidental variations (like smudge noise or unimportant ridge fragments) have been largely routed out (not receiving attention). This can be seen as the transformer maximizing the mutual information between the input fingerprint and the output embedding – a concept aligned with information-theoretic learning principles.</text:p>
      <text:p text:style-name="P1">From a practical perspective, understanding the attention across layers can also guide us in model design:</text:p>
      <text:list xml:id="list71347736" text:style-name="WWNum5">
        <text:list-item>
          <text:p text:style-name="P10">If we observe that the first layers are spending too much attention on noise, we could incorporate a small CNN or filtering stage to clean the input.<text:line-break/></text:p>
        </text:list-item>
        <text:list-item>
          <text:p text:style-name="P25">If we see that final layers still have very diffuse attention (no focus), it could indicate underfitting or that the model might need more capacity or better training signals (e.g., a minutiae-focused loss).<text:line-break/></text:p>
        </text:list-item>
        <text:list-item>
          <text:p text:style-name="P19">Coherent attention that tracks real fingerprint structure indicates the model has learned a good internal representation – a form of disentanglement where irrelevant parts are ignored and relevant parts are strongly interconnected.<text:line-break/></text:p>
        </text:list-item>
      </text:list>
      <text:p text:style-name="P1"><text:soft-page-break/>In summary, transformers process fingerprint features in a layered fashion that gradually shifts from local to global, maintaining coherence of important features. The dynamic feature routing of self-attention allows the model to adapt to each fingerprint’s peculiarities, providing resilience to noise and partial data by reconfiguring the flow of information. This stands in contrast to traditional fixed processing pipelines and is a major reason why transformer-based approaches can outperform them, especially in irregular scenarios.</text:p>
      <text:p text:style-name="P28"><text:bookmark text:name="_qe3ljst3gl1o"/><text:span text:style-name="T2">Advantages Over Traditional Approaches (Partial/Distorted Prints)</text:span></text:p>
      <text:p text:style-name="P1">Traditional fingerprint recognition approaches, particularly those based on minutiae matching, have well-known weaknesses when dealing with partial, distorted, or poor-quality prints. A partial print (say, only a fingertip) has fewer minutiae; a distorted print (due to elastic skin deformation or slippage) might have minutiae in the wrong relative positions from normal; noisy prints (like latent prints lifted from surfaces) may have spurious patterns. Transformers offer several advantages in these challenging scenarios:</text:p>
      <text:list xml:id="list1731728511" text:style-name="WWNum8">
        <text:list-item>
          <text:p text:style-name="P11">Global Context to Fill in Gaps: Even if a fingerprint is partial, a transformer trained on many full prints has an implicit knowledge of how ridge flows typically behave. Through attention, it can attempt to “complete” missing parts by context. For example, if only the left half of a fingerprint is present, a human expert might guess the pattern on the right half by continuity – a transformer can do similarly by attending to the ends of cut-off ridges and other contextual cues. Indeed, recent work introduced the Finger Recovery Transformer (FingerRT), which is explicitly designed to recover incomplete fingerprint images [15]. FingerRT uses a transformer in a generative manner to in-paint missing regions and denoise the print, guided by learned fingerprint structure priors. It was shown to significantly improve recognition rates on partial prints by producing a more complete, cleaned version of the fingerprint for matching. This demonstrates how a transformer can leverage global context: by “looking” at all the pieces that are present, it infers the most likely structure for what’s absent – a task traditional local feature methods cannot do as they have no mechanism to infer beyond what is explicitly present.<text:line-break/></text:p>
        </text:list-item>
        <text:list-item>
          <text:p text:style-name="P26">Resilience to Distortion: Transformers are more agnostic to geometry than CNNs or handcrafted features. A slight distortion might drastically change Euclidean distances between minutiae (which would confuse a traditional matcher that expects rigid patterns), but a transformer can learn distortion-invariant relationships. How? Self-attention doesn’t rely on absolute positions alone – it can encode relative positions or pattern of connectivity. For instance, even if a fingerprint is stretched, the sequence of ridge bifurcations along a ridge may remain in order; a transformer could attend sequentially along that ridge’s tokens, effectively normalizing the distortion. Some transformer models explicitly encode relative position between tokens, which can further help to tolerate warping. Additionally, one can augment training with random elastic distortions, and the transformer will learn to accommodate them by appropriate attention adjustments (e.g., still linking corresponding parts despite shifts).<text:line-break/></text:p>
        </text:list-item>
        <text:list-item>
          <text:p text:style-name="P26">Handling of Noise and Spurious Features: In a noisy fingerprint (like a latent print from a crime scene with background smudges), traditional algorithms often suffer from false minutiae (artifacts picked up as minutiae) and noise in the orientation field. A transformer can learn to filter out noise via attention. If a certain token corresponds to an isolated blotch of noise not consistent with fingerprint patterns seen during training, the model can assign it low attention – essentially ignoring it in the final representation. This is harder for CNNs which will still propagate that noise through layers unless explicitly filtered. The ability to globally compare means the transformer can recognize, for example, “this ridge fragment doesn’t connect to anything else and has an odd angle; likely it’s noise – so we won’t use it for matching.” This kind of holistic consistency check improves robustness.<text:line-break/></text:p>
        </text:list-item>
        <text:list-item>
          <text:p text:style-name="P26">Improved Matching with Fixed-Length Embeddings: Many transformer-based fingerprint systems output a fixed-length embedding for the print (similar to face embeddings in deep face recognition). This has the advantage that matching becomes a simple vector comparison, which is extremely fast and scalable, unlike minutiae matching that involves complex graph alignment. Moreover, these embeddings can be designed to incorporate uncertainty – e.g., if the print is partial, the embedding might lie in a region of the vector space that indicates higher uncertainty (some systems do this by having a confidence attached). The speed is a huge advantage for large databases: Grosz et al. achieved millions of comparisons per second with transformer-based fingerprint embeddings, something not feasible with traditional minutiae alignment at that scale.<text:line-break/></text:p>
        </text:list-item>
        <text:list-item>
          <text:p text:style-name="P20">Adaptability: Transformers can be fine-tuned to new conditions relatively easily. If a new sensor introduces a certain distortion or a new type of partial print (like palm prints which are much larger) is considered, one can fine-tune the model with some examples and the attention mechanism will adjust. Traditional systems would require redesigning feature extractors or adding new heuristics.<text:line-break/></text:p>
        </text:list-item>
      </text:list>
      <text:p text:style-name="P1">Concrete evidence of these advantages was seen in experiments like FingerRT: after using the transformer to recover/impute missing fingerprint regions, the identification accuracy jumped noticeably on various datasets (rolled prints, slap (four-finger) prints, latent prints). In partial fingerprint benchmarks, deep learning methods (especially with attention) have far outperformed older techniques, because they can make better use of whatever fragment of fingerprint is available. For example, a deep network might latch onto a single uncommon minutia arrangement in a partial print and still correctly identify the finger, whereas a minutiae matcher might say there are too few points to match at all.</text:p>
      <text:p text:style-name="P1">To summarize, transformer-based approaches bring robust global reasoning and inference to fingerprint recognition. They can handle partial and distorted prints by effectively “seeing the bigger picture” and inferring missing info, they ignore noise through learned focus, and they provide fast, scalable matching via learned embeddings. These strengths address many pain points of traditional systems, making transformer models very attractive for next-generation fingerprint recognition, especially in forensic or security contexts where one often deals with suboptimal fingerprint samples.</text:p>
      <text:p text:style-name="P28"><text:bookmark text:name="_gyscj4k7dfyp"/><text:span text:style-name="T2">Theoretical Perspectives: Information Theory Implications</text:span></text:p>
      <text:p text:style-name="P1">It’s insightful to analyze fingerprint transformers through an information-theoretic lens, as it helps explain why they perform so well. A fingerprint image contains a certain amount of identity information (entropy) amidst noise and irrelevant variation. The goal of a recognition system is to capture as much of the identity-defining information as possible in the representation, while discarding everything else (like noise, irrelevant background, etc.). Transformers, by virtue of their architecture, appear to implement something akin to an Information Bottleneck optimized for identity features.</text:p>
      <text:p text:style-name="P1">Consider the transformer’s self-attention layers: each layer takes a high-dimensional input (the set of token embeddings) and produces an output of the same shape. But through attention, it can redistribute information. One can think of each token embedding at a layer as encoding some random variables (features) about the input. Attention then computes weighted sums of these – in doing so, it’s effectively computing a new set of random variables that are <text:span text:style-name="T3">informative combinations</text:span> of the old ones. If a certain combination of features from two distant parts of the fingerprint is particularly informative for identity (e.g., “ridge X and ridge Y have this configuration which is rare”), the transformer can create a single token (or a single head’s output) that represents that combination. This is like increasing the mutual information between the output representation and the identity label: the model finds the features that best predict identity.</text:p>
      <text:p text:style-name="P1">Information theory also comes into play when considering transformer capacity vs. CNN capacity. A CNN has local receptive fields, so information has to flow through many layers (hops) to integrate distant parts. Each hop potentially loses a bit of information (due to pooling, quantization by ReLU, etc.) unless carefully preserved. A transformer, in one hop, connects distant parts – a more direct information path. This means fewer opportunities to lose crucial information. It’s as if the transformer has a higher bandwidth communication channel across the image. Indeed, one could argue that a self-attention head provides an O(n^2) connectivity (for n tokens) whereas a CNN layer provides O(n) (each pixel to maybe a few neighbors). With the higher connectivity, the information flow can be more efficiently allocated to where it’s needed. This might explain why transformers can sometimes achieve better accuracy with fewer layers than a CNN – they aren’t as constrained by information bottlenecks at each layer.</text:p>
      <text:p text:style-name="P1">Another perspective is the entropy of attention distribution. When a transformer is uncertain or when a pattern is very noisy, its attention weights tend to be more diffuse (higher entropy) – essentially spreading focus because it’s not sure what to attend to. As it becomes confident, the attention concentrates (low entropy, peaky distribution on certain tokens). In a well-trained fingerprint transformer on a clear print, we’d expect the final layers’ attention to have low entropy, focusing on specific minutiae and ridge features (the model is confident where the identity info is). On a very partial print, attention might be more spread (acknowledging that no single region has all the info, the model gathers bits from wherever available). This adaptability in attention distribution is a form of information allocation – the model can decide to spend its “attention budget” on a few important tokens or distribute it, akin to allocating bits to more uncertain parts of the input.</text:p>
      <text:p text:style-name="P1">There’s also a theoretical universality aspect: a sufficiently large transformer can simulate a wide range of functions, including those a CNN can do, but also many that CNNs would struggle with (like highly non-local relationships). From an information viewpoint, a transformer’s attention mechanism is agnostic to spatial locality, meaning it doesn’t inherently bias which information is combined – it lets data decide. This can be seen as not imposing an unnecessary coding cost on combining distant information. A CNN implicitly imposes a cost (many layers) for combining distant pixels; a transformer does it cheaply (one layer). Therefore, a transformer is closer to an <text:span text:style-name="T3">optimal coder</text:span> for the task of integrating information – it will integrate until the marginal gain (in terms of explaining the output/identity) diminishes.</text:p>
      <text:p text:style-name="P1">Finally, when we talk about fingerprint templates (the output embeddings of a transformer model), we can analyze their information content. Ideally, a fingerprint template should have high entropy across a population (so that people are distinct) but low entropy for the same finger’s impressions (so that it's stable per person). Transformers seem to achieve a good balance: by capturing many nuances of the print, they produce highly distinctive embeddings (high information content about identity), yet by globally averaging out noise, they keep intraclass variance low. This is evident from their performance near SOTA matchers – if their embeddings were losing info, they wouldn’t match up to dedicated minutiae matchers. But they do, implying they retain essentially all the needed information for recognition in that fixed-length vector. One could say the transformer learned a near-lossless compression of the fingerprint for the purpose of identity discrimination, which is the goal of any biometric feature extractor.</text:p>
      <text:p text:style-name="P1">In simpler terms, the theoretical takeaway is: Transformers maximize the relevant information and minimize the irrelevant in fingerprint representations. They do so by flexible global processing which avoids early information bottlenecks that hamper other approaches. This ability to carry and combine information from all parts of the fingerprint means that, information-theoretically, they can approach the upper bound of what is extractable from the data for the task of recognition. As research continues, we might see formal measures (like mutual information between input prints and output embeddings) used to compare models; it would not be surprising if transformer models achieve higher such measures, aligning with their empirical success.</text:p>
      <text:p text:style-name="P28"><text:bookmark text:name="_m99lvwdh0bvz"/><text:span text:style-name="T2">Summary (Week 2)</text:span></text:p>
      <text:p text:style-name="P1">In this chapter, we focused on how transformer architectures can be applied to the specific challenges of fingerprint feature extraction and recognition. We reviewed the multi-level nature of fingerprint features – from the global pattern (Level 1) to minutiae (Level 2) and finer details (Level 3) – and discussed how a transformer can capture this hierarchy through its self-attention layers. By tokenizing fingerprint images (either as patches or minutiae-based tokens), transformers analyze ridge structures in a way that links local details to global context, something traditional CNN or minutiae-matching methods struggle to do. We explored hybrid CNN-transformer models that leverage CNNs for low-level ridge extraction and transformers for global reasoning, noting that such combinations have achieved excellent accuracy and speed, even rivaling commercial systems. A key insight was the dynamic nature of transformer attention: the model adaptively routes information across the fingerprint, maintaining coherence of important features (like consistent ridge flows and minutiae constellations) as it processes deeper layers. This dynamic feature routing means the model can handle partial or distorted fingerprints robustly, as it can reconfigure its focus to whatever valid data is present. We saw that transformers can infer or recover missing fingerprint regions (e.g., FingerRT for incomplete prints), significantly improving recognition in forensic scenarios.</text:p>
      <text:p text:style-name="P1">Compared to traditional fingerprint recognition approaches, transformer-based methods offer superior performance on low-quality inputs by globally integrating information and ignoring noise. From an information-theoretic perspective, transformers maximize the retention of identity-related information from the fingerprint while filtering out extraneous variability, effectively creating compact yet highly informative fingerprint embeddings. These embeddings support fast matching and can be interpreted, to an extent, via attention visualizations that show which ridges or minutiae the model deemed important. Overall, the application of transformers to fingerprints represents a melding of deep learning with classic biometric expertise: they can learn the equivalent of orientation fields, minutiae detection, and matching heuristics all within a single model, optimized end-to-end. The result is a more robust and explanatory fingerprint recognition system.</text:p>
      <text:p text:style-name="P1">By studying transformer architectures across both chapters, we conclude that the self-attention revolution is deeply relevant to biometrics. Whether it’s an iris pattern, a face, a voice, or a fingerprint, transformers provide a flexible toolkit for feature extraction, fusion, and recognition that can adapt to the complexities of biological traits. For graduate students and researchers, this opens many avenues: designing better positional encodings for circular fingerprints, creating multi-biometric transformers, improving the interpretability of biometric decisions, and theoretically quantifying the information content of learned representations. The notes provided in these two chapters should equip you with a conceptual and practical foundation to explore and contribute to this exciting intersection of deep learning and biometric secur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2" meta:word-count="5560" meta:character-count="37385" meta:non-whitespace-character-count="31860"/>
    <meta:generator>LibreOfficeDev/6.0.5.2$Linux_X86_64 LibreOffice_project/</meta:generator>
  </office:meta>
</office:document-meta>
</file>